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Times New Roman1" fo:font-size="12p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style:text-underline-style="solid" style:text-underline-width="auto" style:text-underline-color="font-color"/>
    </style:style>
    <style:style style:name="T3" style:family="text">
      <style:text-properties style:font-name="Times New Roman1" fo:font-size="12pt" style:text-underline-style="solid" style:text-underline-width="auto" style:text-underline-color="font-color" fo:font-weight="bold"/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an Fleming</text:p>
      <text:p text:style-name="P1">Software Engineering</text:p>
      <text:p text:style-name="P1">Prof. Zhang</text:p>
      <text:p text:style-name="P2"><text:span text:style-name="T1">February 19, 2010</text:span></text:p>
      <text:p text:style-name="P3"><text:span text:style-name="T3">Week of 02/19 Individual Minutes</text:span></text:p>
      <text:p text:style-name="P3"><text:span text:style-name="T3"/></text:p>
      <text:p text:style-name="P3"><text:span text:style-name="T3"/></text:p>
      <text:p text:style-name="Text_20_body"><text:span text:style-name="T2">Total Time Spent This Week</text:span><text:span text:style-name="T1">: ~4-6</text:span></text:p>
      <text:p text:style-name="Text_20_body"><text:span text:style-name="T2">Description Of Activities</text:span><text:span text:style-name="T1">:</text:span></text:p>
      <text:list xml:id="list41503651" text:style-name="L1">
        <text:list-item>
          <text:p text:style-name="P4">Continued work on the gamers prototypes</text:p>
        </text:list-item>
      </text:list>
      <text:list xml:id="list41504860" text:style-name="L2">
        <text:list-item>
          <text:p text:style-name="P5"><text:span text:style-name="T1">Worked with Jon Caron <text:s/>on UML design for the final code base for the project(~3 hour)</text:span> </text:p>
        </text:list-item>
      </text:list>
      <text:list xml:id="list41505850" text:style-name="L3">
        <text:list-item>
          <text:p text:style-name="P6"><text:span text:style-name="T1">Worked on RAD document and presentation (~ 1-2 hours)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yan Fleming</meta:initial-creator>
    <meta:creation-date>2010-02-21T21:40:16.54</meta:creation-date>
    <meta:document-statistic meta:table-count="0" meta:image-count="0" meta:object-count="0" meta:page-count="1" meta:paragraph-count="10" meta:word-count="57" meta:character-count="332"/>
    <dc:date>2010-02-21T21:45:13.06</dc:date>
    <dc:creator>Ryan Fleming</dc:creator>
    <meta:editing-duration>PT00H04M59S</meta:editing-duration>
    <meta:editing-cycles>1</meta:editing-cycles>
    <meta:generator>OpenOffice.org/3.1$Win32 OpenOffice.org_project/310m19$Build-9420</meta:generator>
  </office:meta>
</office:document-meta>
</file>